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1D5734FB5105A01F8E.png" manifest:media-type="image/png"/>
  <manifest:file-entry manifest:full-path="Pictures/10000201000001900000011DCD070DFE06E1826B.png" manifest:media-type="image/png"/>
  <manifest:file-entry manifest:full-path="Pictures/10000201000001900000011D2FD55139F8834726.png" manifest:media-type="image/png"/>
  <manifest:file-entry manifest:full-path="Pictures/10000201000001900000011D20AB0130E39473F1.png" manifest:media-type="image/png"/>
  <manifest:file-entry manifest:full-path="Pictures/10000201000001900000011D074929A1A02F0A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8cm" svg:x="1.4cm" svg:y="1.56cm">
          <draw:image xlink:href="Pictures/10000201000001900000011D20AB0130E39473F1.png" xlink:type="simple" xlink:show="embed" xlink:actuate="onLoad">
            <text:p/>
          </draw:image>
        </draw:frame>
        <draw:frame draw:style-name="gr1" draw:text-style-name="P1" draw:layer="layout" svg:width="9cm" svg:height="8cm" svg:x="10.5cm" svg:y="1.56cm">
          <draw:image xlink:href="Pictures/10000201000001900000011D074929A1A02F0AB2.png" xlink:type="simple" xlink:show="embed" xlink:actuate="onLoad">
            <text:p/>
          </draw:image>
        </draw:frame>
        <draw:frame draw:style-name="gr1" draw:text-style-name="P1" draw:layer="layout" svg:width="9cm" svg:height="8cm" svg:x="19.8cm" svg:y="1.6cm">
          <draw:image xlink:href="Pictures/10000201000001900000011D2FD55139F8834726.png" xlink:type="simple" xlink:show="embed" xlink:actuate="onLoad">
            <text:p/>
          </draw:image>
        </draw:frame>
        <draw:frame draw:style-name="gr1" draw:text-style-name="P1" draw:layer="layout" svg:width="9cm" svg:height="8cm" svg:x="10.6cm" svg:y="10.7cm">
          <draw:image xlink:href="Pictures/10000201000001900000011DCD070DFE06E1826B.png" xlink:type="simple" xlink:show="embed" xlink:actuate="onLoad">
            <text:p/>
          </draw:image>
        </draw:frame>
        <draw:frame draw:style-name="gr1" draw:text-style-name="P1" draw:layer="layout" svg:width="9cm" svg:height="8cm" svg:x="1.6cm" svg:y="10.7cm">
          <draw:image xlink:href="Pictures/10000201000001900000011D5734FB5105A01F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2T12:21:19.624815346</meta:creation-date>
    <dc:date>2019-11-02T15:08:19.201903218</dc:date>
    <meta:editing-duration>PT47M30S</meta:editing-duration>
    <meta:editing-cycles>2</meta:editing-cycles>
    <meta:generator>LibreOffice/6.0.7.3$Linux_X86_64 LibreOffice_project/00m0$Build-3</meta:generator>
    <meta:document-statistic meta:object-count="5"/>
  </office:meta>
</office:document-meta>
</file>